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3916*"/>
    </style:style>
    <style:style style:name="Table426.B" style:family="table-column">
      <style:table-column-properties style:column-width="12.047cm" style:rel-column-width="6859*"/>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3858*"/>
    </style:style>
    <style:style style:name="Table432.B" style:family="table-column">
      <style:table-column-properties style:column-width="12.15cm" style:rel-column-width="6917*"/>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8484323"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4581588"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571615"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561546"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577247"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567774"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583213"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554974"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566442"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563461"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568787"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571220"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568233"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4566002"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584797"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573065"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575550"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75595"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579408"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558999"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556637"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583693"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78317"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566358"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564041"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4578049"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4559270"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56058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4563212"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69207"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556720"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583948"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4563649"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561864"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4571789"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4571222"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70028"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4574355"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456691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4566170"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4575713"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4564044"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4579235"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82280"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4574950"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4558517"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4576696"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4579844"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4553955"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4555560"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82204"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4556229"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4568222"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4557178"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4559028"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65989"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4571479"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4562863"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4582811"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4569679"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62270"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4559749"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list xml:id="list34563722" text:continue-numbering="true" text:style-name="WW8Num13">
        <text:list-item>
          <text:list>
            <text:list-item>
              <text:h text:style-name="P52" text:outline-level="2"><text:span text:style-name="T6">basic_string</text:span>迭代器</text:h>
            </text:list-item>
          </text:list>
        </text:list-item>
      </text:list>
      <text:p text:style-name="P21"><text:tab/>basic_string迭代器与vector迭代器相同，但是它有自己的容器类型。</text:p>
      <text:p text:style-name="P21"/>
      <text:list xml:id="list34583119"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4582408"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ext:soft-page-break/>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ext:soft-page-break/>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ext:soft-page-break/>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ext:soft-page-break/>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
      <text:p text:style-name="P21"/>
      <text:p text:style-name="P21"/>
      <text:list xml:id="list34564087"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soft-page-break/><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text:soft-page-break/>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ext:soft-page-break/>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text:soft-page-break/>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4568549"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ext:soft-page-break/>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ext:soft-page-break/>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text:soft-page-break/>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soft-page-break/><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text:soft-page-break/>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67250"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28500085" text:style-name="L1">
        <text:list-item>
          <text:p text:style-name="P45">容器迭代器的互操作性，一种容器可以使用另一种容器的迭代器，只要两种容器中保存的数据类型相同。</text:p>
        </text:list-item>
        <text:list-item>
          <text:p text:style-name="P45">增加使用数组初始化容器的接口。</text:p>
        </text:list-item>
        <text:list-item>
          <text:p text:style-name="P45">增加版本标识宏libcstl 2.1.0为CSTL_VERSION 20100 CSTL_MAJOR_VERSION 2 CSTL_MINOR_VERSION 1 CSTL_REVISION_VERSION 0</text:p>
        </text:list-item>
        <text:list-item>
          <text:p text:style-name="P45"><text:soft-page-break/>增加iterator_set_elem设置成使用可变参数的函数。</text:p>
        </text:list-item>
        <text:list-item>
          <text:p text:style-name="P45">添加对于size_t类型的支持。</text:p>
        </text:list-item>
        <text:list-item>
          <text:p text:style-name="P45">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76541" text:continue-list="list34567250" text:style-name="WW8Num13">
        <text:list-item>
          <text:list>
            <text:list-item>
              <text:h text:style-name="P58" text:outline-level="2"><text:span text:style-name="T6">libcstl 2.1</text:span><text:span text:style-name="T3">改善</text:span></text:h>
            </text:list-item>
          </text:list>
        </text:list-item>
      </text:list>
      <text:list xml:id="list28512239" text:style-name="L2">
        <text:list-item>
          <text:p text:style-name="P46">容器初始化后占用的内存过大。在2.1中间内存管理作为可选项使用。默认不使用内存管理。</text:p>
        </text:list-item>
        <text:list-item>
          <text:p text:style-name="P46">vector容器在添加少量数据的时候重新飞配的内存太小，导致后续的操作很快就用完了预留的内存。</text:p>
        </text:list-item>
        <text:list-item>
          <text:p text:style-name="P46">增加容错的处理，减少外部接口的未定义情况，加强一致性有必要时要增加未定义的情况。</text:p>
        </text:list-item>
        <text:list-item>
          <text:p text:style-name="P46">添加VS2003和VS2010的工程。</text:p>
        </text:list-item>
        <text:list-item>
          <text:p text:style-name="P46">有内存泄漏的情况，每次500~1k左右。</text:p>
        </text:list-item>
        <text:list-item>
          <text:p text:style-name="P46">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555249" text:continue-list="list34576541" text:style-name="WW8Num13">
        <text:list-item>
          <text:list>
            <text:list-item>
              <text:h text:style-name="P58" text:outline-level="2"><text:soft-page-break/><text:span text:style-name="T6">libcstl 2.1</text:span><text:span text:style-name="T3">代码的优化</text:span></text:h>
            </text:list-item>
          </text:list>
        </text:list-item>
      </text:list>
      <text:list xml:id="list34580424" text:continue-list="list28512239" text:style-name="L2">
        <text:list-item>
          <text:p text:style-name="P46">使用现有的算法实现部分容器接口的实现，这样减少代码的重复。</text:p>
        </text:list-item>
        <text:list-item>
          <text:p text:style-name="P46">在同一容器中尽量使用同一算法来实现不同的接口。例如实现删除操作的有多个接口，可以提供一个删除操作的接口然后将它包装成多个接口。</text:p>
        </text:list-item>
        <text:list-item>
          <text:p text:style-name="P46">调整代码结构，将实现代码从一个文件中拆分出来，减小c文件的大小。</text:p>
        </text:list-item>
        <text:list-item>
          <text:p text:style-name="P46">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6">在对于容器和数据区间之间进行操作的情况，尤其要考虑数据区间输入容器的时候的特殊处理。</text:p>
        </text:list-item>
        <text:list-item>
          <text:p text:style-name="P46">修改各个容器的create_xxxx_iterator()接口，将这个接口改为迭代器内部接口_create_xxxx_iterator()。</text:p>
        </text:list-item>
        <text:list-item>
          <text:p text:style-name="P46">修改代码实现，是代码符合编码规范以及命名规则。</text:p>
        </text:list-item>
        <text:list-item>
          <text:p text:style-name="P46">将有符号的int类型都改成有符号的long类型以适应64位环境。</text:p>
        </text:list-item>
        <text:list-item>
          <text:p text:style-name="P46">修改根目录下的Makefile.am，将LICENSE发布。或者改成COPYING.LESSER(符合GNU标准的名字)。</text:p>
        </text:list-item>
        <text:list-item>
          <text:p text:style-name="P46">使用gcov或者gprof对代码进行优化。使用valgrind和vld进行内存泄漏检查。使用pclint进行代码静态检查。</text:p>
        </text:list-item>
        <text:list-item>
          <text:p text:style-name="P46">将代码中函数名统一，辅助函数也要以相应的容器或者算法为前缀。函数参数也要符合编码规范。</text:p>
        </text:list-item>
        <text:list-item>
          <text:p text:style-name="P46">制定一个工程规范规范。</text:p>
        </text:list-item>
        <text:list-item>
          <text:p text:style-name="P46">对于操作数据区间的接口函数，尤其要注意数据区间属于当前容器是的处理。如果list_insert_range(pt_list, t_pos, it_begin, it_end);当[it_begin, it_end)属于pt_list的时候的处理要注意。</text:p>
        </text:list-item>
        <text:list-item>
          <text:p text:style-name="P46">对于接口中未定义的行为，debug版本的库都要触发断言。</text:p>
        </text:list-item>
        <text:list-item>
          <text:p text:style-name="P46">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6">为容器的初始化函数增加检查是否容器是使用create函数创建的，为其他的函数检查容器是否是已经初始化的，destroy函数可以销毁创建和初始化的容器。</text:p>
        </text:list-item>
        <text:list-item>
          <text:p text:style-name="P46">将代码中的t_index全部使用i代替。</text:p>
        </text:list-item>
        <text:list-item>
          <text:p text:style-name="P46">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6">容器内不实现尽量使用迭代器实现。</text:p>
        </text:list-item>
        <text:list-item>
          <text:p text:style-name="P46">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6">将_list_quick_sort修改成使用迭代器的版本。(有利于解决对于char*类型的代码重复实现的问题，这要等_type_less_cstr修改了以后在修改。)</text:p>
        </text:list-item>
        <text:list-item>
          <text:p text:style-name="P46">标准并没有规定有符号的除法以及取余的商和余数的符号是什么，所以要注意代码中有符号的除法和取余的计算的地方。(最好的方法是分开写。)</text:p>
        </text:list-item>
        <text:list-item>
          <text:p text:style-name="P46">使用容器的xxxx_init_n()函数实现xxxx_init_elem()函数，去掉两个函数之间的重复。DRY!!!!</text:p>
        </text:list-item>
        <text:list-item>
          <text:p text:style-name="P46">对于使用iterator_distance的地方统一方法，在使用前先判断返回值的符号，然后转换成size_t类型。</text:p>
        </text:list-item>
        <text:list-item>
          <text:p text:style-name="P46">将宏的名字定义的更规范如_GET_SLIST_TYPE_NAME改成_SLIST_GET_TYPE_NAME。</text:p>
        </text:list-item>
        <text:list-item>
          <text:p text:style-name="P46">_type_get_type中的bool_t类型要使用size_t来获得。</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4563198" text:continue-list="list34555249"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ext:soft-page-break/>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21T14:44:32.01</dc:date>
    <meta:editing-cycles>1745</meta:editing-cycles>
    <meta:editing-duration>PT398H43M27S</meta:editing-duration>
    <meta:generator>OpenOffice.org/3.2$Win32 OpenOffice.org_project/320m18$Build-9502</meta:generator>
    <dc:creator>Wang Bo</dc:creator>
    <meta:document-statistic meta:table-count="492" meta:image-count="41" meta:object-count="0" meta:page-count="220" meta:paragraph-count="6690" meta:word-count="53620" meta:character-count="195226"/>
  </office:meta>
</office:document-meta>
</file>